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svg:stroke-width="0.102cm" svg:stroke-color="#77216f" draw:marker-start-width="0.352cm" draw:marker-end-width="0.352cm" draw:fill="none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002cm" svg:height="3.556cm" svg:x="5.766cm" svg:y="6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002cm" svg:height="1.016cm" svg:x="5.766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002cm" svg:height="0.762cm" svg:x="5.766cm" svg:y="9.6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002cm" svg:height="2.54cm" svg:x="5.766cm" svg:y="10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002cm" svg:height="0.762cm" svg:x="5.766cm" svg:y="12.9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.002cm" svg:height="2.032cm" svg:x="5.766cm" svg:y="13.7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6.002cm" svg:height="0.508cm" svg:x="5.766cm" svg:y="9.6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002cm" svg:height="0.508cm" svg:x="5.766cm" svg:y="14.4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16cm" svg:height="0.508cm" draw:transform="rotate (0.439822971502571) translate (6.036cm 7.6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86cm" svg:height="0.508cm" draw:transform="rotate (-0.415039296124251) translate (7.451cm 7.3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131cm" svg:height="0.508cm" draw:transform="rotate (0.057246799465414) translate (8.63cm 7.1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86cm" svg:height="0.508cm" draw:transform="rotate (-0.415039296124251) translate (12.397cm 7.4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86cm" svg:height="0.508cm" draw:transform="rotate (-0.415039296124251) translate (14.175cm 7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-0.415039296124251) translate (10.872cm 7.4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86cm" svg:height="0.508cm" draw:transform="rotate (-0.415039296124251) translate (21.399cm 7.4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86cm" svg:height="0.508cm" draw:transform="rotate (-0.415039296124251) translate (17.081cm 7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-0.415039296124251) translate (13.547cm 7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0.535990613287459) translate (8.126cm 7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-0.415039296124251) translate (5.792cm 7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7.022cm 7.8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57cm" svg:height="0.21cm" draw:transform="rotate (-0.415039296124251) translate (7.936cm 7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0.550476846079012) translate (9.904cm 7.7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0.309621409303794) translate (12.823cm 7.7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0.243822496503608) translate (17.526cm 7.9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0.243822496503608) translate (21.395cm 8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-0.483107136952031) translate (19.019cm 7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-0.266337243854334) translate (14.674cm 7.6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0.243822496503608) translate (19.947cm 8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-0.195825942073764) translate (16.554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0.243822496503608) translate (18.677cm 8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8.581cm 7.5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5.828cm 7.3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7.216cm 7.3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7.978cm 7.6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12.042cm 7.3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10.518cm 7.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9.661cm 7.7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15.598cm 7.8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13.82cm 7.3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16.36cm 7.6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19.154cm 7.9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20.009cm 7.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21.144cm 8.1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-0.300720230118623) translate (17.588cm 8.1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8.731cm 7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5.842cm 7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9.144cm 7.9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11.43cm 7.9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11.43cm 7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131cm" svg:height="0.508cm" draw:transform="rotate (0.057246799465414) translate (16.764cm 7.3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11.624cm 7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13.776cm 7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16.256cm 7.9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18.348cm 7.9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15.046cm 7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20.574cm 7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19.364cm 7.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7cm" svg:height="0.21cm" draw:transform="rotate (0.193382481120972) translate (20.828cm 7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-0.483107136952031) translate (20.951cm 7.7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-0.483107136952031) translate (19.653cm 7.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-0.483107136952031) translate (15.846cm 7.7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-0.483107136952031) translate (15.338cm 7.5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-0.483107136952031) translate (13.464cm 7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32cm" svg:height="0.21cm" draw:transform="rotate (-0.483107136952031) translate (11.916cm 7.6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2.7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2.557cm" svg:y="7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2.7cm" svg:y="7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591143017650479) translate (11.29cm 7.8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591143017650479) translate (11.229cm 7.6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591143017650479) translate (11.404cm 7.6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1.034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0.891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1.034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8.406cm" svg:y="7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8.263cm" svg:y="7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8.406cm" svg:y="7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2.33001455141243) translate (9.442cm 7.7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2.33001455141243) translate (9.615cm 7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2.33001455141243) translate (9.59cm 7.8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927817030360186) translate (10.77cm 7.8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927817030360186) translate (10.766cm 7.7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927817030360186) translate (10.932cm 7.7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736354411416407) translate (6.083cm 7.4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736354411416407) translate (6.046cm 7.2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736354411416407) translate (6.22cm 7.2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2.01271369339986) translate (6.77cm 7.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2.01271369339986) translate (6.924cm 7.8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2.01271369339986) translate (6.954cm 8.0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898320966001482) translate (15.735cm 7.6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898320966001482) translate (15.725cm 7.4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898320966001482) translate (15.894cm 7.5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64036130255672) translate (18.052cm 8.0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64036130255672) translate (17.999cm 7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64036130255672) translate (18.174cm 7.8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507541746479951) translate (16.597cm 7.5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507541746479951) translate (16.522cm 7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507541746479951) translate (16.696cm 7.3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5.352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5.209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5.35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1.62926485673671) translate (14.538cm 7.9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1.62926485673671) translate (14.648cm 7.8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1.62926485673671) translate (14.741cm 7.9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9.222cm" svg:y="7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9.079cm" svg:y="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9.222cm" svg:y="7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20.432cm" svg:y="7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20.289cm" svg:y="7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20.43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1.23935830184117) translate (20.383cm 8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1.23935830184117) translate (20.433cm 8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1.23935830184117) translate (20.575cm 8.1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2.71014726249679) translate (19.484cm 7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2.71014726249679) translate (19.656cm 8.0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2.71014726249679) translate (19.569cm 8.1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9.799cm" svg:y="8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9.656cm" svg:y="8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svg:x="19.799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979653309144417) translate (20.774cm 7.7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979653309144417) translate (20.779cm 7.5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979653309144417) translate (20.943cm 7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199665666428152) translate (13.352cm 7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199665666428152) translate (13.232cm 7.6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0.199665666428152) translate (13.393cm 7.6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1.48108640324239) translate (13.014cm 7.4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1.48108640324239) translate (13.103cm 7.3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2cm" svg:height="0.101cm" draw:transform="rotate (-1.48108640324239) translate (13.216cm 7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131cm" svg:height="0.508cm" draw:transform="rotate (0.057246799465414) translate (10.035cm 10.6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131cm" svg:height="0.508cm" draw:transform="rotate (-0.227416401534861) translate (16.228cm 10.6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131cm" svg:height="0.508cm" draw:transform="rotate (-0.0275762021815098) translate (6.116cm 12.1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131cm" svg:height="0.508cm" draw:transform="rotate (0.0483456202802429) translate (13.718cm 11.7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6cm" svg:height="0.508cm" draw:transform="rotate (-0.415039296124251) translate (14.033cm 10.6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6cm" svg:height="0.508cm" draw:transform="rotate (-0.415039296124251) translate (18.509cm 10.7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6cm" svg:height="0.508cm" draw:transform="rotate (-0.415039296124251) translate (15.699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6cm" svg:height="0.508cm" draw:transform="rotate (-0.415039296124251) translate (21.145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6cm" svg:height="0.508cm" draw:transform="rotate (-0.415039296124251) translate (16.076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6cm" svg:height="0.508cm" draw:transform="rotate (-0.415039296124251) translate (10.731cm 11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6cm" svg:height="0.508cm" draw:transform="rotate (-0.415039296124251) translate (8.587cm 12.2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6cm" svg:height="0.508cm" draw:transform="rotate (-0.415039296124251) translate (7.801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6cm" svg:height="0.508cm" draw:transform="rotate (-0.415039296124251) translate (6.159cm 10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6cm" svg:height="0.508cm" draw:transform="rotate (-0.415039296124251) translate (12.509cm 11.2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6cm" svg:height="0.508cm" draw:transform="rotate (-0.415039296124251) translate (20.271cm 10.7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6cm" svg:height="0.508cm" draw:transform="rotate (-0.415039296124251) translate (9.603cm 10.6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9.071cm 10.5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13.039cm 11.6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15.956cm 11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18.373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20.247cm 12.4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9.229cm 11.9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11.261cm 11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7.451cm 11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6.023cm 12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6.689cm 10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12.627cm 12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14.659cm 11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21.263cm 11.9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20.659cm 10.5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17.707cm 10.6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415039296124251) translate (14.309cm 10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5.239cm 11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6.51cm 11.7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20.574cm 12.7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5.08cm 12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8.034cm 10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20.716cm 11.1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21.176cm 10.5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4.16cm 11.3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3.304cm 12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8.034cm 12.6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6.907cm 12.2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9.558cm 11.6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2.954cm 10.9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1.938cm 11.8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0cm 11.6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7.968cm 12.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143cm" draw:transform="rotate (0.534245284035464) translate (6.478cm 11.1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5.936cm 12.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1.016cm 12.7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1.465cm 11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0.312cm 11.6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9.644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8.649cm 11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7.264cm 10.6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3.475cm 10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4.63cm 12.3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2.186cm 12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0.427cm 12.2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7.678cm 11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8.94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9.71cm 11.7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7.424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9.202cm 11.7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21.234cm 10.7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6.154cm 10.4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6.296cm 11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0628318530717966) translate (19.202cm 10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7.881cm 10.7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7.877cm 10.5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8.043cm 10.6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7.004cm 11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7cm 10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7.166cm 10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0.868cm 12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0.864cm 12.3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1.03cm 12.4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9.117cm 12.6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9.113cm 12.4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9.279cm 12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2.961cm 11.4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2.957cm 11.2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3.123cm 11.3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1.86191724602755) translate (8.245cm 1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1.86191724602755) translate (8.383cm 12.6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1.86191724602755) translate (8.439cm 12.7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4.485cm 10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4.481cm 10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4.647cm 10.8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3.039cm 12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3.035cm 12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3.201cm 12.6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6.229cm 12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6.225cm 12.3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6.391cm 12.4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6.595cm 10.5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6.591cm 10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6.757cm 10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8.785cm 11.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8.781cm 11.3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8.947cm 11.3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2.277cm 10.7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2.273cm 10.5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2.439cm 10.6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21.215cm 11.1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21.211cm 10.9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21.377cm 10.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9.643cm 12.1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9.639cm 11.9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9.805cm 11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20.659cm 12.4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20.655cm 12.2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20.821cm 12.2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20.327cm 10.5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20.323cm 10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20.489cm 10.4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1.96436807311962) translate (15.684cm 11.5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1.96436807311962) translate (15.832cm 11.4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1.96436807311962) translate (15.871cm 11.6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7.533cm 10.5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7.529cm 10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7.695cm 10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5.071cm 11.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5.067cm 11.3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5.233cm 11.3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3.723cm 11.5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3.719cm 11.3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3.885cm 11.3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5.902cm 11.2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6.006cm 11.3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5.839cm 11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7.645cm 11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7.749cm 12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7.582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9.756cm 11.0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9.86cm 11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9.693cm 11.2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20.605cm 12.0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20.709cm 12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20.542cm 12.2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8.661cm 12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8.765cm 12.7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8.598cm 12.8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4.834cm 10.6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4.938cm 10.7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4.771cm 10.8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2.55cm 11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2.654cm 12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2.487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9.054cm 10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9.158cm 10.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8.991cm 10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1.786cm 11.2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1.89cm 11.3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11.723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6.954cm 11.3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7.058cm 11.4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6.891cm 11.5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6.04cm 11.3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6.144cm 11.4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5.977cm 11.5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6.548cm 11.9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6.652cm 12.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6.485cm 12.1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6.548cm 12.7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6.652cm 12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6.485cm 12.9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8.834cm 11.5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8.938cm 11.6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8.771cm 11.7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8.326cm 10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8.43cm 10.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8.263cm 10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9.865cm 11.8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9.969cm 11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2.83005138210881) translate (9.802cm 12.0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9.727cm 12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9.582cm 12.3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9.536cm 12.2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0.191cm 11.2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0.046cm 11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0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0.525cm 12.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0.38cm 12.7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0.334cm 12.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7.969cm 11.2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7.824cm 11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7.778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9.335cm 11.5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9.19cm 11.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9.144cm 11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2.129cm 12.5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1.984cm 12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1.938cm 12.4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3.907cm 12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3.762cm 12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3.716cm 12.4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3.065cm 12.3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2.92cm 12.4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2.874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6.621cm 11.4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6.476cm 11.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6.43cm 11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7.891cm 12.6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7.746cm 12.7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7.7cm 12.6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7.889cm 12.6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7.744cm 12.7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7.698cm 12.6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5.351cm 12.7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5.206cm 12.8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5.16cm 12.6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7.889cm 12.6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7.744cm 12.7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7.698cm 12.6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8.225cm 11.8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8.08cm 11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8.034cm 11.7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9.495cm 12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9.35cm 12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9.304cm 12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9.145cm 11.2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9cm 11.3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8.954cm 11.1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20.765cm 11.5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20.62cm 11.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20.574cm 11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6.955cm 12.1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6.81cm 12.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6.764cm 12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8.434cm 11.7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8.6cm 11.8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8.653cm 11.8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9.385cm 10.6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9.551cm 10.7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9.604cm 10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9.704cm 12.4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9.87cm 12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9.923cm 12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21.163cm 11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21.329cm 11.4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21.382cm 11.4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5.779cm 10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5.945cm 10.8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5.998cm 10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6.456cm 12.6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6.622cm 12.6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6.675cm 12.6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34cm" svg:height="0.347cm" draw:transform="rotate (-0.927817030360186) translate (20.344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72cm" svg:height="0.25cm" draw:transform="rotate (-0.927817030360186) translate (18.972cm 11.7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7cm" svg:height="0.283cm" draw:transform="rotate (1.22399940442362) translate (19.242cm 11.6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4.878cm 10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5.044cm 10.8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5.097cm 10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2.592cm 10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2.758cm 10.8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2.811cm 10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3.449cm 10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3.615cm 10.6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3.668cm 10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1.511cm 11.6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1.677cm 11.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1.73cm 11.6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2.49913695593068) translate (13.398cm 12.2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2.49913695593068) translate (13.344cm 12.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347320521146871) translate (13.378cm 12.5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2.019cm 11.0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12.185cm 11.1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2.238cm 11.0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9.29cm 10.5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9.456cm 10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9.509cm 10.5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9.798cm 12.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9.964cm 12.6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0.017cm 12.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8.528cm 11.9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8.694cm 12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8.747cm 11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6.685cm 11.6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6.851cm 11.7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6.904cm 11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7.701cm 12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7.867cm 12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7.92cm 12.7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2.04290788945936) translate (9.166cm 10.9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2.04290788945936) translate (9.19cm 11.1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0.108908545324446) translate (9.244cm 11.1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6.431cm 11.2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0.927817030360186) translate (6.597cm 11.3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6.65cm 11.3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3cm" svg:height="0.209cm" draw:transform="rotate (0.0483456202802429) translate (13.462cm 12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66cm" svg:height="0.377cm" draw:transform="rotate (-0.415039296124251) translate (7.122cm 11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4cm" svg:height="0.101cm" draw:transform="rotate (-0.927817030360186) translate (7.446cm 11.5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03cm" svg:height="0.326cm" draw:transform="rotate (-0.927817030360186) translate (6.228cm 11.5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4cm" svg:height="0.101cm" draw:transform="rotate (-0.492880980763199) translate (8.141cm 11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4cm" svg:height="0.101cm" draw:transform="rotate (-0.927817030360186) translate (8.542cm 10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4cm" svg:height="0.101cm" draw:transform="rotate (-0.927817030360186) translate (11.003cm 11.9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6cm" svg:height="0.217cm" draw:transform="rotate (0.117984257434817) translate (6.953cm 12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7.096cm 11.7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7.874cm 12.2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-0.184306769010602) translate (17.163cm 12.4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20.764cm 11.8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57cm" svg:height="0.21cm" draw:transform="rotate (0.534245284035464) translate (19.144cm 12.7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34cm" svg:height="0.347cm" draw:transform="rotate (-0.927817030360186) translate (18.566cm 12.0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34cm" svg:height="0.347cm" draw:transform="rotate (-1.67324715388696) translate (17.247cm 10.5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34cm" svg:height="0.347cm" draw:transform="rotate (-1.67324715388696) translate (18.673cm 10.5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34cm" svg:height="0.347cm" draw:transform="rotate (-1.67324715388696) translate (15.748cm 10.5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34cm" svg:height="0.347cm" draw:transform="rotate (-1.67324715388696) translate (13.323cm 10.4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34cm" svg:height="0.347cm" draw:transform="rotate (-1.67324715388696) translate (20.116cm 10.7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1.351cm 12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2.49913695593068) translate (11.684cm 12.3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2.49913695593068) translate (11.63cm 12.4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2.367cm 12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2.49913695593068) translate (12.7cm 12.3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2.49913695593068) translate (12.646cm 12.4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11.605cm 12.6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2.49913695593068) translate (11.938cm 12.6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2.49913695593068) translate (11.884cm 12.8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04cm" svg:height="0.145cm" draw:transform="rotate (1.22399940442362) translate (10.017cm 12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03cm" svg:height="0.145cm" draw:transform="skewX (-0.00698131700797723) rotate (-2.49913695593068) translate (10.494cm 12.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04cm" svg:height="0.146cm" draw:transform="skewX (-0.00680678408277786) rotate (-2.49913695593068) translate (10.417cm 12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1.22399940442362) translate (8.811cm 12.1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2.49913695593068) translate (9.144cm 12.1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42cm" svg:height="0.101cm" draw:transform="rotate (-2.49913695593068) translate (9.09cm 12.2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6.002cm" svg:height="10.668cm" svg:x="5.766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0.254cm" svg:height="6.604cm" svg:x="8.356cm" svg:y="4.3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5" draw:id="id5" draw:layer="layout" svg:width="0.254cm" svg:height="7.519cm" svg:x="10.922cm" svg:y="4.3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6" draw:id="id6" draw:layer="layout" svg:width="0.254cm" svg:height="3.81cm" svg:x="12.928cm" svg:y="4.318cm">
          <text:p/>
          <draw:enhanced-geometry svg:viewBox="0 0 21600 21600" draw:type="rectangle" draw:enhanced-path="M 0 0 L 21600 0 21600 21600 0 21600 0 0 Z N"/>
        </draw:custom-shape>
        <draw:frame draw:style-name="gr13" draw:text-style-name="P2" xml:id="id4" draw:id="id4" draw:layer="layout" svg:width="6.858cm" svg:height="1.28cm" svg:x="7.62cm" svg:y="1.929cm">
          <draw:text-box>
            <text:p text:style-name="P2"><text:span text:style-name="T1">Observations</text:span></text:p>
          </draw:text-box>
        </draw:frame>
        <draw:frame draw:style-name="gr14" draw:text-style-name="P3" draw:layer="layout" svg:width="8.89cm" svg:height="1.119cm" svg:x="9.652cm" svg:y="16.003cm">
          <draw:text-box>
            <text:p text:style-name="P1"><text:span text:style-name="T2">High-fidelity</text:span></text:p>
          </draw:text-box>
        </draw:frame>
        <draw:frame draw:style-name="gr14" draw:text-style-name="P2" xml:id="id2" draw:id="id2" draw:layer="layout" svg:width="2.54cm" svg:height="1.28cm" svg:x="16.256cm" svg:y="2.286cm">
          <draw:text-box>
            <text:p text:style-name="P2"><text:span text:style-name="T1">QoI</text:span></text:p>
          </draw:text-box>
        </draw:frame>
        <draw:custom-shape draw:style-name="gr15" draw:text-style-name="P1" xml:id="id1" draw:id="id1" draw:layer="layout" svg:width="2.54cm" svg:height="1.27cm" svg:x="16.256cm" svg:y="10.668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7.526cm" svg:y1="10.668cm" svg:x2="17.526cm" svg:y2="3.566cm" draw:start-shape="id1" draw:start-glue-point="0" draw:end-shape="id2" draw:end-glue-point="2" svg:d="M17526 10668v-7102" svg:viewBox="0 0 1 7103">
          <text:p/>
        </draw:connector>
        <draw:connector draw:style-name="gr16" draw:text-style-name="P1" draw:layer="layout" svg:x1="8.483cm" svg:y1="4.318cm" svg:x2="7.62cm" svg:y2="2.569cm" draw:start-shape="id3" draw:start-glue-point="0" draw:end-shape="id4" draw:end-glue-point="3" svg:d="M8483 4318v-567h-1363v-1182h500" svg:viewBox="0 0 1364 1750">
          <text:p/>
        </draw:connector>
        <draw:connector draw:style-name="gr16" draw:text-style-name="P1" draw:layer="layout" svg:x1="11.049cm" svg:y1="4.318cm" svg:x2="11.049cm" svg:y2="3.209cm" draw:start-shape="id5" draw:start-glue-point="0" draw:end-shape="id4" draw:end-glue-point="2" svg:d="M11049 4318v-1109" svg:viewBox="0 0 1 1110">
          <text:p/>
        </draw:connector>
        <draw:connector draw:style-name="gr16" draw:text-style-name="P1" draw:layer="layout" svg:x1="13.055cm" svg:y1="4.318cm" svg:x2="14.478cm" svg:y2="2.569cm" draw:start-shape="id6" draw:start-glue-point="0" draw:end-shape="id4" draw:end-glue-point="1" svg:d="M13055 4318v-567h1923v-1182h-500" svg:viewBox="0 0 1924 1750">
          <text:p/>
        </draw:connector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3:29:39</meta:creation-date>
    <dc:date>2015-05-13T15:38:56.320007635</dc:date>
    <meta:editing-duration>PT5H50M14S</meta:editing-duration>
    <meta:editing-cycles>5</meta:editing-cycles>
    <meta:generator>LibreOffice/4.2.8.2$Linux_X86_64 LibreOffice_project/420m0$Build-2</meta:generator>
    <meta:document-statistic meta:object-count="487"/>
  </office:meta>
</office:document-meta>
</file>